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ListenerContainerTestFactory.setAutoStartup( boolean autoStart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ListenerContainerTestFactory.getListenerContainer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ListenerContainerTestFactory.getListenerContai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ListenerContainerTestFactory.createListenerContainer( JmsListener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